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5pt" fo:font-weight="normal" officeooo:rsid="00100109" officeooo:paragraph-rsid="001fa826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Courier New" fo:font-size="15pt" fo:font-weight="normal" officeooo:rsid="00100109" officeooo:paragraph-rsid="00206c9b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Courier New" fo:font-size="15pt" fo:font-weight="normal" officeooo:rsid="00100109" officeooo:paragraph-rsid="0022115c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Courier New" fo:font-size="15pt" fo:font-weight="normal" officeooo:rsid="0012ff9c" officeooo:paragraph-rsid="0014e236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Courier New" fo:font-size="15pt" fo:font-weight="normal" officeooo:rsid="0012ff9c" officeooo:paragraph-rsid="0016894d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ourier New" fo:font-size="15pt" fo:font-weight="normal" officeooo:rsid="0012ff9c" officeooo:paragraph-rsid="001a5407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Courier New" fo:font-size="15pt" fo:font-weight="normal" officeooo:rsid="0012ff9c" officeooo:paragraph-rsid="001fa826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Courier New" fo:font-size="15pt" fo:font-weight="normal" officeooo:rsid="0012ff9c" officeooo:paragraph-rsid="0022115c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Courier New" fo:font-size="15pt" fo:font-weight="normal" officeooo:rsid="0014e236" officeooo:paragraph-rsid="0014e236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Courier New" fo:font-size="15pt" fo:font-weight="normal" officeooo:rsid="0014e236" officeooo:paragraph-rsid="00151038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Courier New" fo:font-size="15pt" fo:font-weight="normal" officeooo:rsid="0014e236" officeooo:paragraph-rsid="0016894d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Courier New" fo:font-size="15pt" fo:font-weight="normal" officeooo:rsid="0014e236" officeooo:paragraph-rsid="001fa826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Courier New" fo:font-size="15pt" fo:font-weight="normal" officeooo:rsid="0014e236" officeooo:paragraph-rsid="0022115c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Courier New" fo:font-size="15pt" fo:font-weight="normal" officeooo:rsid="0016894d" officeooo:paragraph-rsid="0016894d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Courier New" fo:font-size="15pt" fo:font-weight="normal" officeooo:rsid="0016894d" officeooo:paragraph-rsid="001807bd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Courier New" fo:font-size="15pt" fo:font-weight="normal" officeooo:rsid="0016894d" officeooo:paragraph-rsid="001fa826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Courier New" fo:font-size="15pt" fo:font-weight="normal" officeooo:rsid="0016894d" officeooo:paragraph-rsid="0022115c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Courier New" fo:font-size="15pt" fo:font-weight="normal" officeooo:rsid="0003bcdc" officeooo:paragraph-rsid="00151038" style:font-size-asian="15pt" style:font-weight-asian="normal" style:font-size-complex="15pt" style:font-weight-complex="normal"/>
    </style:style>
    <style:style style:name="P19" style:family="paragraph" style:parent-style-name="Standard">
      <style:text-properties style:font-name="Courier New" fo:font-size="15pt" fo:font-weight="normal" officeooo:rsid="0003bcdc" officeooo:paragraph-rsid="0016894d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Courier New" fo:font-size="15pt" fo:font-weight="normal" officeooo:rsid="0003bcdc" officeooo:paragraph-rsid="001fa826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Courier New" fo:font-size="15pt" fo:font-weight="normal" officeooo:rsid="0003bcdc" officeooo:paragraph-rsid="0022115c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Courier New" fo:font-size="15pt" style:text-underline-style="none" fo:font-weight="normal" officeooo:rsid="00100109" officeooo:paragraph-rsid="0016894d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Courier New" fo:font-size="15pt" style:text-underline-style="none" fo:font-weight="normal" officeooo:rsid="00100109" officeooo:paragraph-rsid="001fa826" style:font-size-asian="15pt" style:font-weight-asian="normal" style:font-size-complex="15pt" style:font-weight-complex="normal"/>
    </style:style>
    <style:style style:name="P24" style:family="paragraph" style:parent-style-name="Standard">
      <style:text-properties style:font-name="Courier New" fo:font-size="15pt" style:text-underline-style="none" fo:font-weight="normal" officeooo:rsid="00100109" officeooo:paragraph-rsid="0022115c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Courier New" fo:font-size="15pt" style:text-underline-style="none" fo:font-weight="normal" officeooo:rsid="0011ae3c" officeooo:paragraph-rsid="0016894d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Courier New" fo:font-size="15pt" style:text-underline-style="none" fo:font-weight="normal" officeooo:rsid="0011ae3c" officeooo:paragraph-rsid="001fa826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Courier New" fo:font-size="15pt" style:text-underline-style="none" fo:font-weight="normal" officeooo:rsid="0011ae3c" officeooo:paragraph-rsid="0022115c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Courier New" fo:font-size="15pt" style:text-underline-style="none" fo:font-weight="normal" officeooo:rsid="0012ff9c" officeooo:paragraph-rsid="0014e236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Courier New" fo:font-size="15pt" style:text-underline-style="none" fo:font-weight="normal" officeooo:rsid="0012ff9c" officeooo:paragraph-rsid="0016894d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Courier New" fo:font-size="15pt" style:text-underline-style="none" fo:font-weight="normal" officeooo:rsid="0012ff9c" officeooo:paragraph-rsid="001fa826" style:font-size-asian="15pt" style:font-weight-asian="normal" style:font-size-complex="15pt" style:font-weight-complex="normal"/>
    </style:style>
    <style:style style:name="P31" style:family="paragraph" style:parent-style-name="Standard">
      <style:text-properties style:font-name="Courier New" fo:font-size="15pt" style:text-underline-style="none" fo:font-weight="normal" officeooo:rsid="0012ff9c" officeooo:paragraph-rsid="0022115c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Courier New" fo:font-size="15pt" style:text-underline-style="none" fo:font-weight="normal" officeooo:rsid="001c2749" officeooo:paragraph-rsid="00151038" style:font-size-asian="15pt" style:font-weight-asian="normal" style:font-size-complex="15pt" style:font-weight-complex="normal"/>
    </style:style>
    <style:style style:name="P33" style:family="paragraph" style:parent-style-name="Standard">
      <style:text-properties style:font-name="Courier New" fo:font-size="15pt" style:text-underline-style="none" fo:font-weight="normal" officeooo:rsid="001c2749" officeooo:paragraph-rsid="0016894d" style:font-size-asian="15pt" style:font-weight-asian="normal" style:font-size-complex="15pt" style:font-weight-complex="normal"/>
    </style:style>
    <style:style style:name="P34" style:family="paragraph" style:parent-style-name="Standard">
      <style:text-properties style:font-name="Courier New" fo:font-size="15pt" style:text-underline-style="none" fo:font-weight="normal" officeooo:rsid="001c2749" officeooo:paragraph-rsid="001fa826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ourier New" fo:font-size="15pt" style:text-underline-style="none" fo:font-weight="normal" officeooo:rsid="001c2749" officeooo:paragraph-rsid="0022115c" style:font-size-asian="15pt" style:font-weight-asian="normal" style:font-size-complex="15pt" style:font-weight-complex="normal"/>
    </style:style>
    <style:style style:name="P36" style:family="paragraph" style:parent-style-name="Standard">
      <style:text-properties style:font-name="Courier New" fo:font-size="15pt" style:text-underline-style="none" fo:font-weight="normal" officeooo:rsid="0016894d" officeooo:paragraph-rsid="0016894d" style:font-size-asian="15pt" style:font-weight-asian="normal" style:font-size-complex="15pt" style:font-weight-complex="normal"/>
    </style:style>
    <style:style style:name="P37" style:family="paragraph" style:parent-style-name="Standard">
      <style:text-properties style:font-name="Courier New" fo:font-size="15pt" style:text-underline-style="none" fo:font-weight="normal" officeooo:rsid="0016894d" officeooo:paragraph-rsid="001fa826" style:font-size-asian="15pt" style:font-weight-asian="normal" style:font-size-complex="15pt" style:font-weight-complex="normal"/>
    </style:style>
    <style:style style:name="P38" style:family="paragraph" style:parent-style-name="Standard">
      <style:text-properties style:font-name="Courier New" fo:font-size="15pt" style:text-underline-style="none" fo:font-weight="normal" officeooo:rsid="0016894d" officeooo:paragraph-rsid="0022115c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size="15pt" fo:font-weight="bold" officeooo:rsid="001c2749" officeooo:paragraph-rsid="0016894d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bold" officeooo:rsid="001db925" officeooo:paragraph-rsid="001fa826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style:text-underline-style="none" fo:font-weight="bold" officeooo:rsid="001c2749" officeooo:paragraph-rsid="0016894d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style:text-underline-style="none" fo:font-weight="bold" officeooo:rsid="001c2749" officeooo:paragraph-rsid="001fa826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style:text-underline-style="none" fo:font-weight="bold" officeooo:rsid="001c2749" officeooo:paragraph-rsid="0022115c" style:font-size-asian="15pt" style:font-weight-asian="bold" style:font-size-complex="15pt" style:font-weight-complex="bold"/>
    </style:style>
    <style:style style:name="P4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ourier New"/>
    </style:style>
    <style:style style:name="P45" style:family="paragraph" style:parent-style-name="Standard">
      <style:text-properties style:font-name="Courier New" fo:font-size="15pt" style:text-underline-style="none" fo:font-weight="normal" officeooo:rsid="001c2749" officeooo:paragraph-rsid="001fa826" style:font-size-asian="15pt" style:font-weight-asian="normal" style:font-size-complex="15pt" style:font-weight-complex="normal"/>
    </style:style>
    <style:style style:name="P46" style:family="paragraph" style:parent-style-name="Standard">
      <style:text-properties style:font-name="Courier New" officeooo:rsid="00100109" officeooo:paragraph-rsid="00100109"/>
    </style:style>
    <style:style style:name="P47" style:family="paragraph" style:parent-style-name="Standard">
      <style:text-properties style:font-name="Courier New" fo:font-size="15pt" fo:font-weight="bold" officeooo:rsid="001c2749" officeooo:paragraph-rsid="00100109" style:font-size-asian="15pt" style:font-weight-asian="bold" style:font-size-complex="15pt" style:font-weight-complex="bold"/>
    </style:style>
    <style:style style:name="P48" style:family="paragraph" style:parent-style-name="Standard">
      <style:text-properties style:font-name="Courier New" fo:font-size="15pt" fo:font-weight="normal" officeooo:rsid="00100109" officeooo:paragraph-rsid="00100109" style:font-size-asian="15pt" style:font-weight-asian="normal" style:font-size-complex="15pt" style:font-weight-complex="normal"/>
    </style:style>
    <style:style style:name="P49" style:family="paragraph" style:parent-style-name="Standard">
      <style:text-properties style:font-name="Courier New" fo:font-size="15pt" fo:font-weight="normal" officeooo:rsid="00100109" officeooo:paragraph-rsid="0014e236" style:font-size-asian="15pt" style:font-weight-asian="normal" style:font-size-complex="15pt" style:font-weight-complex="normal"/>
    </style:style>
    <style:style style:name="P50" style:family="paragraph" style:parent-style-name="Standard">
      <style:text-properties style:font-name="Courier New" fo:font-size="15pt" fo:font-weight="normal" officeooo:rsid="0012ff9c" officeooo:paragraph-rsid="0012ff9c" style:font-size-asian="15pt" style:font-weight-asian="normal" style:font-size-complex="15pt" style:font-weight-complex="normal"/>
    </style:style>
    <style:style style:name="P51" style:family="paragraph" style:parent-style-name="Standard">
      <style:text-properties style:font-name="Courier New" fo:font-size="15pt" fo:font-weight="normal" officeooo:rsid="0012ff9c" officeooo:paragraph-rsid="00143490" style:font-size-asian="15pt" style:font-weight-asian="normal" style:font-size-complex="15pt" style:font-weight-complex="normal"/>
    </style:style>
    <style:style style:name="P52" style:family="paragraph" style:parent-style-name="Standard">
      <style:text-properties style:font-name="Courier New" fo:font-size="15pt" fo:font-weight="normal" officeooo:rsid="0012ff9c" officeooo:paragraph-rsid="00146b06" style:font-size-asian="15pt" style:font-weight-asian="normal" style:font-size-complex="15pt" style:font-weight-complex="normal"/>
    </style:style>
    <style:style style:name="P53" style:family="paragraph" style:parent-style-name="Standard">
      <style:text-properties style:font-name="Courier New" fo:font-size="15pt" fo:font-weight="normal" officeooo:rsid="0012ff9c" officeooo:paragraph-rsid="0014e236" style:font-size-asian="15pt" style:font-weight-asian="normal" style:font-size-complex="15pt" style:font-weight-complex="normal"/>
    </style:style>
    <style:style style:name="P54" style:family="paragraph" style:parent-style-name="Standard">
      <style:text-properties style:font-name="Courier New" fo:font-size="15pt" style:text-underline-style="none" fo:font-weight="normal" officeooo:rsid="00100109" officeooo:paragraph-rsid="00100109" style:font-size-asian="15pt" style:font-weight-asian="normal" style:font-size-complex="15pt" style:font-weight-complex="normal"/>
    </style:style>
    <style:style style:name="P55" style:family="paragraph" style:parent-style-name="Standard">
      <style:text-properties style:font-name="Courier New" fo:font-size="15pt" style:text-underline-style="none" fo:font-weight="normal" officeooo:rsid="00100109" officeooo:paragraph-rsid="0014e236" style:font-size-asian="15pt" style:font-weight-asian="normal" style:font-size-complex="15pt" style:font-weight-complex="normal"/>
    </style:style>
    <style:style style:name="P56" style:family="paragraph" style:parent-style-name="Standard">
      <style:text-properties style:font-name="Courier New" fo:font-size="15pt" style:text-underline-style="none" fo:font-weight="normal" officeooo:rsid="0011ae3c" officeooo:paragraph-rsid="00100109" style:font-size-asian="15pt" style:font-weight-asian="normal" style:font-size-complex="15pt" style:font-weight-complex="normal"/>
    </style:style>
    <style:style style:name="P57" style:family="paragraph" style:parent-style-name="Standard">
      <style:text-properties style:font-name="Courier New" fo:font-size="15pt" style:text-underline-style="none" fo:font-weight="normal" officeooo:rsid="0011ae3c" officeooo:paragraph-rsid="0014e236" style:font-size-asian="15pt" style:font-weight-asian="normal" style:font-size-complex="15pt" style:font-weight-complex="normal"/>
    </style:style>
    <style:style style:name="P58" style:family="paragraph" style:parent-style-name="Standard">
      <style:text-properties style:font-name="Courier New" fo:font-size="15pt" style:text-underline-style="none" fo:font-weight="normal" officeooo:rsid="0012ff9c" officeooo:paragraph-rsid="0012ff9c" style:font-size-asian="15pt" style:font-weight-asian="normal" style:font-size-complex="15pt" style:font-weight-complex="normal"/>
    </style:style>
    <style:style style:name="P59" style:family="paragraph" style:parent-style-name="Standard">
      <style:text-properties style:font-name="Courier New" fo:font-size="15pt" style:text-underline-style="none" fo:font-weight="normal" officeooo:rsid="0012ff9c" officeooo:paragraph-rsid="0014e236" style:font-size-asian="15pt" style:font-weight-asian="normal" style:font-size-complex="15pt" style:font-weight-complex="normal"/>
    </style:style>
    <style:style style:name="P60" style:family="paragraph" style:parent-style-name="Standard">
      <style:text-properties style:font-name="Courier New" fo:font-size="15pt" style:text-underline-style="none" fo:font-weight="bold" officeooo:rsid="001c2749" officeooo:paragraph-rsid="0014e236" style:font-size-asian="15pt" style:font-weight-asian="bold" style:font-size-complex="15pt" style:font-weight-complex="bold"/>
    </style:style>
    <style:style style:name="T1" style:family="text">
      <style:text-properties officeooo:rsid="00225d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00109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00109" style:font-weight-asian="bold" style:font-weight-complex="bold"/>
    </style:style>
    <style:style style:name="T8" style:family="text">
      <style:text-properties style:text-underline-style="none" officeooo:rsid="0011ae3c"/>
    </style:style>
    <style:style style:name="T9" style:family="text">
      <style:text-properties style:text-underline-style="none" officeooo:rsid="00143490"/>
    </style:style>
    <style:style style:name="T10" style:family="text">
      <style:text-properties style:text-underline-style="none" officeooo:rsid="00146b06"/>
    </style:style>
    <style:style style:name="T11" style:family="text">
      <style:text-properties style:text-underline-style="none" officeooo:rsid="00030d3f"/>
    </style:style>
    <style:style style:name="T12" style:family="text">
      <style:text-properties style:text-underline-style="none" officeooo:rsid="001c2749"/>
    </style:style>
    <style:style style:name="T13" style:family="text">
      <style:text-properties style:text-underline-style="none" officeooo:rsid="000589b6"/>
    </style:style>
    <style:style style:name="T14" style:family="text">
      <style:text-properties style:text-underline-style="none" officeooo:rsid="00151038"/>
    </style:style>
    <style:style style:name="T15" style:family="text">
      <style:text-properties style:text-underline-style="none" officeooo:rsid="001f12b1"/>
    </style:style>
    <style:style style:name="T16" style:family="text">
      <style:text-properties style:text-underline-style="none" officeooo:rsid="00100109"/>
    </style:style>
    <style:style style:name="T17" style:family="text">
      <style:text-properties style:text-underline-style="none" officeooo:rsid="0016894d"/>
    </style:style>
    <style:style style:name="T18" style:family="text">
      <style:text-properties style:text-underline-style="none" officeooo:rsid="001a5407"/>
    </style:style>
    <style:style style:name="T19" style:family="text">
      <style:text-properties style:text-underline-style="none" officeooo:rsid="001f087c"/>
    </style:style>
    <style:style style:name="T20" style:family="text">
      <style:text-properties style:text-underline-style="none" officeooo:rsid="0004c027"/>
    </style:style>
    <style:style style:name="T21" style:family="text">
      <style:text-properties style:text-underline-style="long-dash" style:text-underline-width="auto" style:text-underline-color="font-color" officeooo:rsid="0016894d"/>
    </style:style>
    <style:style style:name="T22" style:family="text">
      <style:text-properties style:text-underline-style="long-dash" style:text-underline-width="auto" style:text-underline-color="font-color" officeooo:rsid="001807bd"/>
    </style:style>
    <style:style style:name="T23" style:family="text">
      <style:text-properties style:text-underline-style="long-dash" style:text-underline-width="auto" style:text-underline-color="font-color" officeooo:rsid="0019557b"/>
    </style:style>
    <style:style style:name="T24" style:family="text">
      <style:text-properties style:text-underline-style="long-dash" style:text-underline-width="auto" style:text-underline-color="font-color" officeooo:rsid="001d39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Actividad 4.13</text:h>
      <text:p text:style-name="P46"/>
      <text:p text:style-name="P46"/>
      <text:p text:style-name="P47">1. Regla de transformación de <text:span text:style-name="T1">e</text:span>ntidades y atributos.</text:p>
      <text:p text:style-name="P47"/>
      <text:p text:style-name="P48">Especies (<text:span text:style-name="T3">#id,</text:span><text:span text:style-name="T6"> </text:span><text:span text:style-name="T5">descripcion, poblancion, nombre_especie, nombre_cientifico, numero_hombre, numero_roedor)</text:span></text:p>
      <text:p text:style-name="P54"/>
      <text:p text:style-name="P48"><text:span text:style-name="T5">Habtitats (</text:span><text:span text:style-name="T3">#id</text:span><text:span text:style-name="T5">, </text:span><text:span text:style-name="T8">continente, nombre, clima, extension, tipo_vegetacion)</text:span></text:p>
      <text:p text:style-name="P56"/>
      <text:p text:style-name="P50"><text:span text:style-name="T8">E</text:span><text:span text:style-name="T5">mpleados (</text:span><text:span text:style-name="T3">#id,</text:span><text:span text:style-name="T5"> nombre, </text:span><text:span text:style-name="T2">dni</text:span><text:span text:style-name="T5">, </text:span><text:span text:style-name="T2">email</text:span><text:span text:style-name="T5">, fecha_nacimiento, edad-d)</text:span></text:p>
      <text:p text:style-name="P58"/>
      <text:p text:style-name="P51"><text:span text:style-name="T9">Cuidadores</text:span><text:span text:style-name="T5">( </text:span><text:span text:style-name="T3">#id_empleado</text:span><text:span text:style-name="T5">, </text:span><text:span text:style-name="T9">tipo_contrato, fecha_contrato, fecha_fin_contrato</text:span><text:span text:style-name="T5">) </text:span></text:p>
      <text:p text:style-name="P52"><text:span text:style-name="T5"><text:s text:c="9"/></text:span><text:span text:style-name="T9">i</text:span><text:span text:style-name="T5">d_empleado → Empleados(BC,MC)</text:span></text:p>
      <text:p text:style-name="P52"><text:span text:style-name="T10">Guias (</text:span><text:span text:style-name="T5"> </text:span><text:span text:style-name="T3">#id_empleado</text:span><text:span text:style-name="T5">, </text:span><text:span text:style-name="T10">titulo, especialidad, años_experiencia)</text:span></text:p>
      <text:p text:style-name="P52"><text:span text:style-name="T10"><text:s text:c="9"/></text:span><text:span text:style-name="T9">i</text:span><text:span text:style-name="T5">d_empleado → Empleados(BC,MC)</text:span></text:p>
      <text:p text:style-name="P58"/>
      <text:p text:style-name="P50"><text:span text:style-name="T5">Itinerarios (</text:span><text:span text:style-name="T3">#id</text:span><text:span text:style-name="T5">, longuitud, numero_especies, </text:span><text:span text:style-name="T2">codigo</text:span><text:span text:style-name="T5">, visitantes)</text:span></text:p>
      <text:p text:style-name="P58"/>
      <text:p text:style-name="P60">2. Regla M:N.</text:p>
      <text:p text:style-name="P60"/>
      <text:p text:style-name="P49">Especies (<text:span text:style-name="T3">#id,</text:span><text:span text:style-name="T6"> </text:span><text:span text:style-name="T5">descripcion, poblancion, nombre_especie, nombre_cientifico, numero_hombre, numero_roedor)</text:span></text:p>
      <text:p text:style-name="P55"/>
      <text:p text:style-name="P49"><text:span text:style-name="T5">Habtitats (</text:span><text:span text:style-name="T3">#id</text:span><text:span text:style-name="T5">, </text:span><text:span text:style-name="T8">continente, nombre, clima, extension, tipo_vegetacion)</text:span></text:p>
      <text:p text:style-name="P57"/>
      <text:p text:style-name="P4"><text:span text:style-name="T8">E</text:span><text:span text:style-name="T5">mpleados (</text:span><text:span text:style-name="T3">#id,</text:span><text:span text:style-name="T5"> nombre, </text:span><text:span text:style-name="T2">dni</text:span><text:span text:style-name="T5">, </text:span><text:span text:style-name="T2">email</text:span><text:span text:style-name="T5">, fecha_nacimiento, edad-d)</text:span></text:p>
      <text:p text:style-name="P28"/>
      <text:p text:style-name="P4"><text:span text:style-name="T9">Cuidadores</text:span><text:span text:style-name="T5">( </text:span><text:span text:style-name="T3">#id_empleado</text:span><text:span text:style-name="T5">, </text:span><text:span text:style-name="T9">tipo_contrato, fecha_contrato, fecha_fin_contrato</text:span><text:span text:style-name="T5">) </text:span></text:p>
      <text:p text:style-name="P4"><text:span text:style-name="T5"><text:s text:c="9"/></text:span><text:span text:style-name="T9">i</text:span><text:span text:style-name="T5">d_empleado → Empleados(BC,MC)</text:span></text:p>
      <text:p text:style-name="P4"><text:span text:style-name="T10">Guias (</text:span><text:span text:style-name="T5"> </text:span><text:span text:style-name="T3">#id_empleado</text:span><text:span text:style-name="T5">, </text:span><text:span text:style-name="T10">titulo, especialidad, años_experiencia)</text:span></text:p>
      <text:p text:style-name="P4"><text:soft-page-break/><text:span text:style-name="T10"><text:s text:c="9"/></text:span><text:span text:style-name="T9">i</text:span><text:span text:style-name="T5">d_empleado → Empleados(BC,MC)</text:span></text:p>
      <text:p text:style-name="P28"/>
      <text:p text:style-name="P4"><text:span text:style-name="T5">Itinerarios (</text:span><text:span text:style-name="T3">#id</text:span><text:span text:style-name="T5">, longuitud, numero_especies, </text:span><text:span text:style-name="T2">codigo</text:span><text:span text:style-name="T5">, visitantes)</text:span></text:p>
      <text:p text:style-name="P28"/>
      <text:p text:style-name="P9"><text:span text:style-name="T5">Discurre (</text:span><text:span text:style-name="T3">#id_itinerario</text:span><text:span text:style-name="T5">, </text:span><text:span text:style-name="T3">#id_habtitat</text:span><text:span text:style-name="T5">, tiempo)</text:span></text:p>
      <text:p text:style-name="P10"><text:span text:style-name="T5"><text:s text:c="9"/></text:span><text:span text:style-name="T11">i</text:span><text:span text:style-name="T12">d_</text:span><text:span text:style-name="T14">itinerario</text:span><text:span text:style-name="T12"> → </text:span><text:span text:style-name="T14">Itinerarios</text:span><text:span text:style-name="T12">(</text:span><text:span text:style-name="T11">M</text:span><text:span text:style-name="T12">C,</text:span><text:span text:style-name="T11">B</text:span><text:span text:style-name="T20">R</text:span><text:span text:style-name="T12">) </text:span></text:p>
      <text:p text:style-name="P18"><text:span text:style-name="T12"><text:s text:c="9"/></text:span><text:span text:style-name="T11">i</text:span><text:span text:style-name="T12">d_</text:span><text:span text:style-name="T14">habitat</text:span><text:span text:style-name="T12"> → </text:span><text:span text:style-name="T14">Habitats</text:span><text:span text:style-name="T12">(</text:span><text:span text:style-name="T11">M</text:span><text:span text:style-name="T12">C,</text:span><text:span text:style-name="T11">B</text:span><text:span text:style-name="T13">R</text:span><text:span text:style-name="T12">) </text:span></text:p>
      <text:p text:style-name="P32"/>
      <text:p text:style-name="P39"><text:span text:style-name="T5">3. Regla </text:span><text:span text:style-name="T15">1</text:span><text:span text:style-name="T5">:N</text:span></text:p>
      <text:p text:style-name="P41"/>
      <text:p text:style-name="P14"><text:span text:style-name="T16">Especies (</text:span><text:span text:style-name="T4">#id,</text:span><text:span text:style-name="T7"> </text:span><text:span text:style-name="T16">descripcion, poblancion, nombre_especie, nombre_cientifico, numero_hombre, numero_roedor, </text:span><text:span text:style-name="T22">id_habitat</text:span><text:span text:style-name="T16">)</text:span></text:p>
      <text:p text:style-name="P15"><text:span text:style-name="T16"><text:s text:c="9"/></text:span><text:span text:style-name="T5">id_habitat → Habitats(BN,MC)</text:span></text:p>
      <text:p text:style-name="P22"/>
      <text:p text:style-name="P2"><text:span text:style-name="T5">Habtitats (</text:span><text:span text:style-name="T3">#id</text:span><text:span text:style-name="T5">, </text:span><text:span text:style-name="T8">continente, nombre, clima, extension, tipo_vegetacion)</text:span></text:p>
      <text:p text:style-name="P25"/>
      <text:p text:style-name="P5"><text:span text:style-name="T8">E</text:span><text:span text:style-name="T5">mpleados (</text:span><text:span text:style-name="T3">#id,</text:span><text:span text:style-name="T5"> nombre, </text:span><text:span text:style-name="T2">dni</text:span><text:span text:style-name="T5">, </text:span><text:span text:style-name="T2">email</text:span><text:span text:style-name="T5">, fecha_nacimiento, edad-d)</text:span></text:p>
      <text:p text:style-name="P29"/>
      <text:p text:style-name="P5"><text:span text:style-name="T9">Cuidadores</text:span><text:span text:style-name="T5">( </text:span><text:span text:style-name="T3">#id_empleado</text:span><text:span text:style-name="T5">, </text:span><text:span text:style-name="T9">tipo_contrato, fecha_contrato, fecha_fin_contrato, </text:span><text:span text:style-name="T21">id_habitat</text:span><text:span text:style-name="T5">) </text:span></text:p>
      <text:p text:style-name="P5"><text:span text:style-name="T5"><text:s text:c="9"/></text:span><text:span text:style-name="T9">i</text:span><text:span text:style-name="T5">d_empleado → Empleados(BC,MC)</text:span></text:p>
      <text:p text:style-name="P5"><text:span text:style-name="T5"><text:s text:c="9"/></text:span><text:span text:style-name="T17">id_habitat → Habitats(BN,MC)</text:span></text:p>
      <text:p text:style-name="P36"/>
      <text:p text:style-name="P5"><text:span text:style-name="T10">Guias (</text:span><text:span text:style-name="T5"> </text:span><text:span text:style-name="T3">#id_empleado</text:span><text:span text:style-name="T5">, </text:span><text:span text:style-name="T10">titulo, especialidad, años_experiencia)</text:span></text:p>
      <text:p text:style-name="P5"><text:span text:style-name="T10"><text:s text:c="9"/></text:span><text:span text:style-name="T9">i</text:span><text:span text:style-name="T5">d_empleado → Empleados(BC,MC)</text:span></text:p>
      <text:p text:style-name="P29"/>
      <text:p text:style-name="P5"><text:span text:style-name="T5">Itinerarios (</text:span><text:span text:style-name="T3">#id</text:span><text:span text:style-name="T5">, longuitud, numero_especies, </text:span><text:span text:style-name="T2">codigo</text:span><text:span text:style-name="T5">, visitantes, </text:span><text:span text:style-name="T23">id_empleados</text:span><text:span text:style-name="T5">)</text:span></text:p>
      <text:p text:style-name="P6"><text:span text:style-name="T5"><text:s text:c="9"/></text:span><text:span text:style-name="T9">i</text:span><text:span text:style-name="T5">d_empleado → Empleados(B</text:span><text:span text:style-name="T18">N</text:span><text:span text:style-name="T5">,MC)</text:span></text:p>
      <text:p text:style-name="P29"/>
      <text:p text:style-name="P11"><text:span text:style-name="T5">Discurre (</text:span><text:span text:style-name="T3">#id_itinerario</text:span><text:span text:style-name="T5">, </text:span><text:span text:style-name="T3">#id_habtitat</text:span><text:span text:style-name="T5">, tiempo)</text:span></text:p>
      <text:p text:style-name="P11"><text:span text:style-name="T5"><text:s text:c="9"/></text:span><text:span text:style-name="T11">i</text:span><text:span text:style-name="T12">d_</text:span><text:span text:style-name="T14">itinerario</text:span><text:span text:style-name="T12"> → </text:span><text:span text:style-name="T14">Itinerarios</text:span><text:span text:style-name="T12">(</text:span><text:span text:style-name="T11">M</text:span><text:span text:style-name="T12">C,</text:span><text:span text:style-name="T11">B</text:span><text:span text:style-name="T20">R</text:span><text:span text:style-name="T12">) </text:span></text:p>
      <text:p text:style-name="P19"><text:span text:style-name="T12"><text:s text:c="9"/></text:span><text:span text:style-name="T11">i</text:span><text:span text:style-name="T12">d_</text:span><text:span text:style-name="T14">habitat</text:span><text:span text:style-name="T12"> → </text:span><text:span text:style-name="T14">Habitats</text:span><text:span text:style-name="T12">(</text:span><text:span text:style-name="T11">M</text:span><text:span text:style-name="T12">C,</text:span><text:span text:style-name="T11">B</text:span><text:span text:style-name="T13">R</text:span><text:span text:style-name="T12">) </text:span></text:p>
      <text:p text:style-name="P33"/>
      <text:p text:style-name="P33"/>
      <text:p text:style-name="P33"/>
      <text:p text:style-name="P33"/>
      <text:p text:style-name="P33"><text:soft-page-break/></text:p>
      <text:p text:style-name="P42"/>
      <text:p text:style-name="P40"><text:span text:style-name="T12">4. Regla 1:1</text:span></text:p>
      <text:p text:style-name="P42"/>
      <text:p text:style-name="P16"><text:span text:style-name="T16">Especies (</text:span><text:span text:style-name="T4">#id,</text:span><text:span text:style-name="T7"> </text:span><text:span text:style-name="T16">descripcion, poblancion, nombre_especie, nombre_cientifico, numero_hombre, numero_roedor, </text:span><text:span text:style-name="T22">id_habitat</text:span><text:span text:style-name="T16">)</text:span></text:p>
      <text:p text:style-name="P16"><text:span text:style-name="T16"><text:s text:c="9"/></text:span><text:span text:style-name="T5">id_habitat → Habitats(BN,MC)</text:span></text:p>
      <text:p text:style-name="P23"/>
      <text:p text:style-name="P1"><text:span text:style-name="T5">Habtitats (</text:span><text:span text:style-name="T3">#id</text:span><text:span text:style-name="T5">, </text:span><text:span text:style-name="T8">continente, nombre, clima, extension, tipo_vegetacion, </text:span><text:span text:style-name="T24">id_cuidador</text:span><text:span text:style-name="T8">)</text:span></text:p>
      <text:p text:style-name="P1"><text:span text:style-name="T8"><text:s text:c="9"/></text:span><text:span text:style-name="T19">id_cuidador → Cuidadores(BN,MC)</text:span></text:p>
      <text:p text:style-name="P26"/>
      <text:p text:style-name="P7"><text:span text:style-name="T8">E</text:span><text:span text:style-name="T5">mpleados (</text:span><text:span text:style-name="T3">#id,</text:span><text:span text:style-name="T5"> nombre, </text:span><text:span text:style-name="T2">dni</text:span><text:span text:style-name="T5">, </text:span><text:span text:style-name="T2">email</text:span><text:span text:style-name="T5">, fecha_nacimiento, edad-d)</text:span></text:p>
      <text:p text:style-name="P30"/>
      <text:p text:style-name="P7"><text:span text:style-name="T9">Cuidadores</text:span><text:span text:style-name="T5">( </text:span><text:span text:style-name="T3">#id_empleado</text:span><text:span text:style-name="T5">, </text:span><text:span text:style-name="T9">tipo_contrato, fecha_contrato, fecha_fin_contrato, </text:span><text:span text:style-name="T21">id_habitat</text:span><text:span text:style-name="T5">) </text:span></text:p>
      <text:p text:style-name="P7"><text:span text:style-name="T5"><text:s text:c="9"/></text:span><text:span text:style-name="T9">i</text:span><text:span text:style-name="T5">d_empleado → Empleados(BC,MC)</text:span></text:p>
      <text:p text:style-name="P7"><text:span text:style-name="T5"><text:s text:c="9"/></text:span><text:span text:style-name="T17">id_habitat → Habitats(BN,MC)</text:span></text:p>
      <text:p text:style-name="P37"/>
      <text:p text:style-name="P7"><text:span text:style-name="T10">Guias (</text:span><text:span text:style-name="T5"> </text:span><text:span text:style-name="T3">#id_empleado</text:span><text:span text:style-name="T5">, </text:span><text:span text:style-name="T10">titulo, especialidad, años_experiencia)</text:span></text:p>
      <text:p text:style-name="P7"><text:span text:style-name="T10"><text:s text:c="9"/></text:span><text:span text:style-name="T9">i</text:span><text:span text:style-name="T5">d_empleado → Empleados(BC,MC)</text:span></text:p>
      <text:p text:style-name="P30"/>
      <text:p text:style-name="P7"><text:span text:style-name="T5">Itinerarios (</text:span><text:span text:style-name="T3">#id</text:span><text:span text:style-name="T5">, longuitud, numero_especies, </text:span><text:span text:style-name="T2">codigo</text:span><text:span text:style-name="T5">, visitantes, </text:span><text:span text:style-name="T23">id_empleados</text:span><text:span text:style-name="T5">)</text:span></text:p>
      <text:p text:style-name="P7"><text:span text:style-name="T5"><text:s text:c="9"/></text:span><text:span text:style-name="T9">i</text:span><text:span text:style-name="T5">d_empleado → Empleados(B</text:span><text:span text:style-name="T18">N</text:span><text:span text:style-name="T5">,MC)</text:span></text:p>
      <text:p text:style-name="P30"/>
      <text:p text:style-name="P12"><text:span text:style-name="T5">Discurre (</text:span><text:span text:style-name="T3">#id_itinerario</text:span><text:span text:style-name="T5">, </text:span><text:span text:style-name="T3">#id_habtitat</text:span><text:span text:style-name="T5">, tiempo)</text:span></text:p>
      <text:p text:style-name="P12"><text:span text:style-name="T5"><text:s text:c="9"/></text:span><text:span text:style-name="T11">i</text:span><text:span text:style-name="T12">d_</text:span><text:span text:style-name="T14">itinerario</text:span><text:span text:style-name="T12"> → </text:span><text:span text:style-name="T14">Itinerarios</text:span><text:span text:style-name="T12">(</text:span><text:span text:style-name="T11">M</text:span><text:span text:style-name="T12">C,</text:span><text:span text:style-name="T11">B</text:span><text:span text:style-name="T20">R</text:span><text:span text:style-name="T12">) </text:span></text:p>
      <text:p text:style-name="P20"><text:span text:style-name="T12"><text:s text:c="9"/></text:span><text:span text:style-name="T11">i</text:span><text:span text:style-name="T12">d_</text:span><text:span text:style-name="T14">habitat</text:span><text:span text:style-name="T12"> → </text:span><text:span text:style-name="T14">Habitats</text:span><text:span text:style-name="T12">(</text:span><text:span text:style-name="T11">M</text:span><text:span text:style-name="T12">C,</text:span><text:span text:style-name="T11">B</text:span><text:span text:style-name="T13">R</text:span><text:span text:style-name="T12">)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43">5. Modelo Relacional Definitivo</text:p>
      <text:p text:style-name="P43"/>
      <text:p text:style-name="P17"><text:span text:style-name="T16">Especies (</text:span><text:span text:style-name="T4">#id,</text:span><text:span text:style-name="T7"> </text:span><text:span text:style-name="T16">descripcion, poblancion, nombre_especie, nombre_cientifico, numero_hombre, numero_roedor, </text:span><text:span text:style-name="T22">id_habitat</text:span><text:span text:style-name="T16">)</text:span></text:p>
      <text:p text:style-name="P17"><text:span text:style-name="T16"><text:s text:c="9"/></text:span><text:span text:style-name="T5">id_habitat → Habitats(BN,MC)</text:span></text:p>
      <text:p text:style-name="P24"/>
      <text:p text:style-name="P3"><text:span text:style-name="T5">Habtitats (</text:span><text:span text:style-name="T3">#id</text:span><text:span text:style-name="T5">, </text:span><text:span text:style-name="T8">continente, nombre, clima, extension, tipo_vegetacion, </text:span><text:span text:style-name="T24">id_cuidador</text:span><text:span text:style-name="T8">)</text:span></text:p>
      <text:p text:style-name="P3"><text:span text:style-name="T8"><text:s text:c="9"/></text:span><text:span text:style-name="T19">id_cuidador → Cuidadores(BN,MC)</text:span></text:p>
      <text:p text:style-name="P27"/>
      <text:p text:style-name="P8"><text:span text:style-name="T8">E</text:span><text:span text:style-name="T5">mpleados (</text:span><text:span text:style-name="T3">#id,</text:span><text:span text:style-name="T5"> nombre, </text:span><text:span text:style-name="T2">dni</text:span><text:span text:style-name="T5">, </text:span><text:span text:style-name="T2">email</text:span><text:span text:style-name="T5">, fecha_nacimiento, edad-d)</text:span></text:p>
      <text:p text:style-name="P31"/>
      <text:p text:style-name="P8"><text:span text:style-name="T9">Cuidadores</text:span><text:span text:style-name="T5">( </text:span><text:span text:style-name="T3">#id_empleado</text:span><text:span text:style-name="T5">, </text:span><text:span text:style-name="T9">tipo_contrato, fecha_contrato, fecha_fin_contrato, </text:span><text:span text:style-name="T21">id_habitat</text:span><text:span text:style-name="T5">) </text:span></text:p>
      <text:p text:style-name="P8"><text:span text:style-name="T5"><text:s text:c="9"/></text:span><text:span text:style-name="T9">i</text:span><text:span text:style-name="T5">d_empleado → Empleados(BC,MC)</text:span></text:p>
      <text:p text:style-name="P8"><text:span text:style-name="T5"><text:s text:c="9"/></text:span><text:span text:style-name="T17">id_habitat → Habitats(BN,MC)</text:span></text:p>
      <text:p text:style-name="P38"/>
      <text:p text:style-name="P8"><text:span text:style-name="T10">Guias (</text:span><text:span text:style-name="T5"> </text:span><text:span text:style-name="T3">#id_empleado</text:span><text:span text:style-name="T5">, </text:span><text:span text:style-name="T10">titulo, especialidad, años_experiencia)</text:span></text:p>
      <text:p text:style-name="P8"><text:span text:style-name="T10"><text:s text:c="9"/></text:span><text:span text:style-name="T9">i</text:span><text:span text:style-name="T5">d_empleado → Empleados(BC,MC)</text:span></text:p>
      <text:p text:style-name="P31"/>
      <text:p text:style-name="P8"><text:span text:style-name="T5">Itinerarios (</text:span><text:span text:style-name="T3">#id</text:span><text:span text:style-name="T5">, longuitud, numero_especies, </text:span><text:span text:style-name="T2">codigo</text:span><text:span text:style-name="T5">, visitantes, </text:span><text:span text:style-name="T23">id_empleados</text:span><text:span text:style-name="T5">)</text:span></text:p>
      <text:p text:style-name="P8"><text:span text:style-name="T5"><text:s text:c="9"/></text:span><text:span text:style-name="T9">i</text:span><text:span text:style-name="T5">d_empleado → Empleados(B</text:span><text:span text:style-name="T18">N</text:span><text:span text:style-name="T5">,MC)</text:span></text:p>
      <text:p text:style-name="P31"/>
      <text:p text:style-name="P13"><text:span text:style-name="T5">Discurre (</text:span><text:span text:style-name="T3">#id_itinerario</text:span><text:span text:style-name="T5">, </text:span><text:span text:style-name="T3">#id_habtitat</text:span><text:span text:style-name="T5">, tiempo)</text:span></text:p>
      <text:p text:style-name="P13"><text:span text:style-name="T5"><text:s text:c="9"/></text:span><text:span text:style-name="T11">i</text:span><text:span text:style-name="T12">d_</text:span><text:span text:style-name="T14">itinerario</text:span><text:span text:style-name="T12"> → </text:span><text:span text:style-name="T14">Itinerarios</text:span><text:span text:style-name="T12">(</text:span><text:span text:style-name="T11">M</text:span><text:span text:style-name="T12">C,</text:span><text:span text:style-name="T11">B</text:span><text:span text:style-name="T20">R</text:span><text:span text:style-name="T12">) </text:span></text:p>
      <text:p text:style-name="P21"><text:span text:style-name="T12"><text:s text:c="9"/></text:span><text:span text:style-name="T11">i</text:span><text:span text:style-name="T12">d_</text:span><text:span text:style-name="T14">habitat</text:span><text:span text:style-name="T12"> → </text:span><text:span text:style-name="T14">Habitats</text:span><text:span text:style-name="T12">(</text:span><text:span text:style-name="T11">M</text:span><text:span text:style-name="T12">C,</text:span><text:span text:style-name="T11">B</text:span><text:span text:style-name="T13">R</text:span><text:span text:style-name="T12">) 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2:33:46.169000000</meta:creation-date>
    <dc:date>2023-12-12T10:47:44.557000000</dc:date>
    <meta:editing-duration>PT46M13S</meta:editing-duration>
    <meta:editing-cycles>21</meta:editing-cycles>
    <meta:generator>LibreOffice/7.5.6.2$Windows_X86_64 LibreOffice_project/f654817fb68d6d4600d7d2f6b647e47729f55f15</meta:generator>
    <meta:document-statistic meta:table-count="0" meta:image-count="0" meta:object-count="0" meta:page-count="4" meta:paragraph-count="69" meta:word-count="332" meta:character-count="3789" meta:non-whitespace-character-count="3252"/>
  </office:meta>
</office:document-meta>
</file>